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12pt" style:text-underline-style="none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fo:font-size="12pt" style:text-underline-style="none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style:text-underline-style="none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tyle="normal" style:font-style-asian="normal" style:font-style-complex="normal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15" style:family="paragraph" style:parent-style-name="Standard" style:list-style-name="L4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P19" style:family="paragraph" style:parent-style-name="Standard">
      <style:paragraph-properties fo:text-align="center" style:justify-single-word="false"/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none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9">TokTok</text:p>
      <text:p text:style-name="P19">Komunikator</text:p>
      <text:p text:style-name="P3"/>
      <text:p text:style-name="P3"/>
      <text:p text:style-name="P3"/>
      <text:p text:style-name="P6">Krzysztof Borawski 238152</text:p>
      <text:p text:style-name="P6">Błażej Kucman 238228</text:p>
      <text:p text:style-name="P8"><text:span text:style-name="T2">Krzysztof Kulewski </text:span>238149</text:p>
      <text:p text:style-name="P9"><text:s/></text:p>
      <text:p text:style-name="P6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list xml:id="list3536974100690727486" text:style-name="L1">
        <text:list-item>
          <text:p text:style-name="P10">Tematyka</text:p>
        </text:list-item>
      </text:list>
      <text:p text:style-name="P7"><text:tab/></text:p>
      <text:p text:style-name="P7"><text:tab/><text:span text:style-name="T1">Tematyką projektu jest grupowe utworzenie aplikacji o nazwie TokTok. Aplikacja ma <text:tab/>pozwalać i ułatwiać komunikację zespołową. Inspiracją projektu stał się popularnie <text:tab/>wykorzystywany przez firmy IT komunikator Slack. </text:span></text:p>
      <text:p text:style-name="P4"/>
      <text:p text:style-name="P4"/>
      <text:list xml:id="list34457096" text:continue-numbering="true" text:style-name="L1">
        <text:list-item>
          <text:p text:style-name="P10">Schemat projektu oraz wykorzystane technologie i narzędzia</text:p>
          <text:p text:style-name="P13"/>
          <text:p text:style-name="P16">2.1 Podział na dwa pod-projekty</text:p>
          <text:p text:style-name="P13"/>
        </text:list-item>
      </text:list>
      <text:p text:style-name="P7"><text:tab/><text:span text:style-name="T1">Projekt jest podzielony na dwie części mające na celu komunikację między sobą poprzez <text:tab/>REST API. </text:span></text:p>
      <text:p text:style-name="P4"><text:tab/></text:p>
      <text:p text:style-name="P4"><text:tab/>W części Frontend będzie umieszczona wizualna strona aplikacji.<text:tab/></text:p>
      <text:p text:style-name="P4"/>
      <text:p text:style-name="P4"><text:tab/>Backend będzie odpowiadał za odpowiednią obsługę wysyłanych zapytań, w tej części <text:tab/>również znajdować się będą wszystkie modele oraz kontrolery. W celu testowania <text:tab/>poprawności odpowiedzi do poszczególnych zapytań wykorzystane zostanie narzędzie <text:tab/>Swagger.</text:p>
      <text:p text:style-name="P5"><text:tab/><text:tab/></text:p>
      <text:list xml:id="list437449731647116354" text:style-name="L2">
        <text:list-item>
          <text:list>
            <text:list-item>
              <text:p text:style-name="P11"><text:span text:style-name="T1"><text:s/></text:span><text:span text:style-name="T3">Użyte narzędzia </text:span></text:p>
              <text:p text:style-name="P14"/>
            </text:list-item>
          </text:list>
        </text:list-item>
      </text:list>
      <text:list xml:id="list7763305391679416935" text:style-name="L4">
        <text:list-item>
          <text:list>
            <text:list-item>
              <text:p text:style-name="P15">Backend – C#, .Net Core 2.1, Swagger</text:p>
            </text:list-item>
            <text:list-item>
              <text:p text:style-name="P15">Frontend – TypeScript, Angular 6.1</text:p>
            </text:list-item>
            <text:list-item>
              <text:p text:style-name="P15">Dodatkowym narzędziem pozwalającym na autoryzację użytkowników będzie JWT</text:p>
            </text:list-item>
          </text:list>
        </text:list-item>
      </text:list>
      <text:list xml:id="list34438227" text:continue-list="list437449731647116354" text:style-name="L2">
        <text:list-item>
          <text:list>
            <text:list-header>
              <text:p text:style-name="P14"/>
            </text:list-header>
          </text:list>
        </text:list-item>
      </text:list>
      <text:p text:style-name="P4"><text:tab/></text:p>
      <text:list xml:id="list34430239" text:continue-list="list34457096" text:style-name="L1">
        <text:list-item>
          <text:p text:style-name="P10">Schemat pracy</text:p>
        </text:list-item>
      </text:list>
      <text:p text:style-name="P7"/>
      <text:p text:style-name="P4"><text:tab/>Zespół będzie pracował i tworzył funkcjonalności w trakcie wewnętrznych sprintów. <text:line-break/><text:tab/>Wykonane zadania w trakcie sprintu będą automatycznie zapisywane w dwóch tablicach <text:tab/>kanbanowych projektu na portalu github.</text:p>
      <text:p text:style-name="P4"><text:tab/></text:p>
      <text:list xml:id="list2550132544716751232" text:style-name="L3">
        <text:list-item>
          <text:list>
            <text:list-item>
              <text:p text:style-name="P17">Źródła</text:p>
            </text:list-item>
          </text:list>
        </text:list-item>
      </text:list>
      <text:p text:style-name="P4"><text:tab/></text:p>
      <text:p text:style-name="P4"><text:tab/><text:span text:style-name="T5">Frontend:</text:span> github.com/kkulewski/toktok-frontend</text:p>
      <text:p text:style-name="P4"><text:tab/><text:span text:style-name="T5">Tablica zadań Frontend:</text:span> <text:span text:style-name="T6">github.com/kkulewski/toktok-frontend/projects/1</text:span></text:p>
      <text:p text:style-name="P4"><text:tab/><text:span text:style-name="T5">Backend: </text:span>github.com/kkulewski/toktok-backend</text:p>
      <text:p text:style-name="P4"><text:tab/><text:span text:style-name="T5">Tablica zadań Backend: </text:span>github.com/kkulewski/toktok-backend/projects/1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rzysztof borawski</meta:initial-creator>
    <meta:creation-date>2018-10-21T12:39:33.82</meta:creation-date>
    <dc:date>2018-10-21T14:24:51.36</dc:date>
    <dc:creator>krzysztof borawski</dc:creator>
    <meta:editing-duration>PT1H17M51S</meta:editing-duration>
    <meta:editing-cycles>59</meta:editing-cycles>
    <meta:generator>OpenOffice/4.1.5$Win32 OpenOffice.org_project/415m1$Build-9789</meta:generator>
    <meta:document-statistic meta:table-count="0" meta:image-count="0" meta:object-count="0" meta:page-count="2" meta:paragraph-count="30" meta:word-count="175" meta:character-count="1461"/>
  </office:meta>
</office:document-meta>
</file>